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79355844316706851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388995216224943633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443893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24:27.29</dc:date>
    <dc:creator>James Lombardi</dc:creator>
    <meta:editing-duration>P2DT5H47M1S</meta:editing-duration>
    <meta:editing-cycles>168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1"/>
  </office:meta>
</office:document-meta>
</file>